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do text</text:p><text:p text:style-name="P18">from document(at=reference, format='odt')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do section- if not len(licence_helper.getLastInquiry().getClaimants()) &gt; 0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do section- if (licence_helper.getLastInquiry().getClaimants()) &gt; 0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do text for claimant in licence_helper.getLastInquiry().getClaimants()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do text</text:p><text:p text:style-name="P18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2T10:46:20.499301571</dc:date>
    <meta:editing-duration>PT1H51M22S</meta:editing-duration>
    <meta:editing-cycles>26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97" meta:character-count="1487" meta:non-whitespace-character-count="1346"/>
  </office:meta>
</office:document-meta>
</file>